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1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/>
    </style:style>
    <style:style style:name="P5" style:family="paragraph" style:parent-style-name="Table_20_Contents">
      <style:text-properties style:font-name="Calibri1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1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1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1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officeooo:rsid="00058b26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<text:span text:style-name="T5">Henrique Gaspar Nogueira</text:span></text:p>
      <text:p text:style-name="P8">PHASE: Construction des solutions</text:p>
      <text:p text:style-name="P9">SOUS-PHASE: Solution standard ERP</text:p>
      <text:p text:style-name="P9">SEMAINE : 6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Sol. Standard – <text:span text:style-name="T5">S</text:span>élection scénarios SAP <text:span text:style-name="T5">- Achats</text:span>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<text:span text:style-name="T5">4</text:span>h<text:span text:style-name="T5">30</text:span>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10</meta:editing-cycles>
    <meta:editing-duration>PT00H18M45S</meta:editing-duration>
    <meta:generator>OpenOffice.org/3.2$Unix OpenOffice.org_project/320m19$Build-9505</meta:generator>
    <meta:initial-creator>Gartu Stefana</meta:initial-creator>
    <dc:date>2011-02-22T19:20:26</dc:date>
    <meta:document-statistic meta:table-count="1" meta:image-count="0" meta:object-count="0" meta:page-count="1" meta:paragraph-count="15" meta:word-count="42" meta:character-count="267"/>
    <dc:creator>Henrique Nogueira</dc:creator>
  </office:meta>
</office:document-meta>
</file>